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9c8d" officeooo:paragraph-rsid="00059c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mpieza <text:s/>un Scanner, y crea dos variables, I e variable.</text:p>
      <text:p text:style-name="P1"/>
      <text:p text:style-name="P1">Como la “I” es menor que 3 empieza el bucle while, y te pude un numero como entrada, durante 3 veces, luego saldrá del while, y ademñas te irá restando el número 2000, a lo que le hayas introducido en cada uno de esos 3 bucles realizados.</text:p>
      <text:p text:style-name="P1"/>
      <text:p text:style-name="P1">Al final te dará el resultado de la variable que se ha ido restando. Y se acaba el program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0-26T20:22:28.927000000</dc:date>
    <meta:editing-duration>PT3M55S</meta:editing-duration>
    <meta:editing-cycles>3</meta:editing-cycles>
    <meta:document-statistic meta:table-count="0" meta:image-count="0" meta:object-count="0" meta:page-count="1" meta:paragraph-count="3" meta:word-count="76" meta:character-count="386" meta:non-whitespace-character-count="312"/>
  </office:meta>
</office:document-meta>
</file>